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3"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4"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3">Rectifier Activation Function</text:p>
      <text:p text:style-name="P3"/>
      <text:p text:style-name="P3"/>
      <text:p text:style-name="P3">Sigmoid Activation Function</text:p>
      <text:p text:style-name="P3"/>
      <text:p text:style-name="P3"/>
      <text:p text:style-name="P3">Binary Crossentropy Loss Function</text:p>
      <text:p text:style-name="P3"/>
      <text:p text:style-name="P3"/>
      <text:p text:style-name="P3">Adam GD Optimizer Function</text:p>
      <text:p text:style-name="P3"/>
      <text:p text:style-name="P4">Theano</text:p>
      <text:p text:style-name="P4"><text:tab/><text:span text:style-name="T1">C’est une librairie python qui permet d’optimiser les opérations effectués en python, elle possède une syntaxe particulière. Cette librairie n’est pas conseillé pour les débutants et est donc embarqué par les frameworks les plus populaires comme Keras et Tensorflow comme base de computation.</text:span></text:p>
      <text:p text:style-name="P4"><text:span text:style-name="T1"/></text:p>
      <text:p text:style-name="P4">Réseau de neurones</text:p>
      <text:p text:style-name="P4"><text:tab/><text:span text:style-name="T1">Un réseau de neurones combine le système de Forward-Propagation et Back-Propagation, voir le document /ML Knownledges/ML- Supervised_Learning/Non Linear/Non Linear Algorithms Descriptions.odt</text:span></text:p>
      <text:p text:style-name="P4"><text:span text:style-name="T1">à la partie Back-Propagation pour comprendre le fonctionnement.</text:span></text:p>
      <text:p text:style-name="P4"><text:span text:style-name="T1">On verra plus les différentes Activation Function, Loss Function, Optimimize Function et les différents types de réseaux de neurones dans ce document prés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11T19:38:23.043812737</dc:date>
    <meta:editing-duration>PT36M51S</meta:editing-duration>
    <meta:editing-cycles>2</meta:editing-cycles>
    <meta:generator>LibreOffice/5.1.6.2$Linux_X86_64 LibreOffice_project/10m0$Build-2</meta:generator>
    <meta:document-statistic meta:table-count="0" meta:image-count="0" meta:object-count="0" meta:page-count="1" meta:paragraph-count="11" meta:word-count="117" meta:character-count="879" meta:non-whitespace-character-count="771"/>
  </office:meta>
</office:document-meta>
</file>